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160219" calcext:value-type="float">
            <text:p>8160219</text:p>
          </table:table-cell>
          <table:table-cell table:style-name="ce32" table:formula="of:=[.B192]/([.D192]/985000)/1024" office:value-type="float" office:value="22.4934501748283" calcext:value-type="float">
            <text:p>22,49</text:p>
          </table:table-cell>
          <table:table-cell table:style-name="ce36" table:formula="of:=[.D192]/985000" office:value-type="float" office:value="8.28448629441624" calcext:value-type="float">
            <text:p>8,28</text:p>
          </table:table-cell>
          <table:table-cell table:style-name="ce95" table:formula="of:=([.E192]-[.E21])/[.E21]*100" office:value-type="float" office:value="23.4255722793714" calcext:value-type="float">
            <text:p>23,43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99b</text:p>
          </table:table-cell>
          <table:table-cell table:style-name="ce21" table:formula="of:=HEX2DEC([.C197])" office:value-type="float" office:value="1091995" calcext:value-type="float">
            <text:p>1091995</text:p>
          </table:table-cell>
          <table:table-cell table:style-name="ce31" table:formula="of:=[.B197]/([.D197]/985000)/1024" office:value-type="float" office:value="7.55000291181507" calcext:value-type="float">
            <text:p>7,55</text:p>
          </table:table-cell>
          <table:table-cell table:style-name="ce35" table:formula="of:=[.D197]/985000" office:value-type="float" office:value="1.1086243654822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197])" office:value-type="float" office:value="1413033" calcext:value-type="float">
            <text:p>1413033</text:p>
          </table:table-cell>
          <table:table-cell table:style-name="ce31" table:formula="of:=[.L197]/([.N197]/985000)/1024" office:value-type="float" office:value="5.57665673766996" calcext:value-type="float">
            <text:p>5,58</text:p>
          </table:table-cell>
          <table:table-cell table:style-name="ce35" table:formula="of:=[.N197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3e68</text:p>
          </table:table-cell>
          <table:table-cell table:style-name="ce21" table:formula="of:=HEX2DEC([.C198])" office:value-type="float" office:value="3685992" calcext:value-type="float">
            <text:p>3685992</text:p>
          </table:table-cell>
          <table:table-cell table:style-name="ce31" table:formula="of:=[.B198]/([.D198]/985000)/1024" office:value-type="float" office:value="10.121779653381" calcext:value-type="float">
            <text:p>10,12</text:p>
          </table:table-cell>
          <table:table-cell table:style-name="ce35" table:formula="of:=[.D198]/985000" office:value-type="float" office:value="3.74212385786802" calcext:value-type="float">
            <text:p>3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198])" office:value-type="float" office:value="1420922" calcext:value-type="float">
            <text:p>1420922</text:p>
          </table:table-cell>
          <table:table-cell table:style-name="ce31" table:formula="of:=[.L198]/([.N198]/985000)/1024" office:value-type="float" office:value="5.54569497833097" calcext:value-type="float">
            <text:p>5,55</text:p>
          </table:table-cell>
          <table:table-cell table:style-name="ce35" table:formula="of:=[.N198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2c6d2</text:p>
          </table:table-cell>
          <table:table-cell table:style-name="ce21" table:formula="of:=HEX2DEC([.C199])" office:value-type="float" office:value="1230546" calcext:value-type="float">
            <text:p>1230546</text:p>
          </table:table-cell>
          <table:table-cell table:style-name="ce31" table:formula="of:=[.B199]/([.D199]/985000)/1024" office:value-type="float" office:value="14.6099161088858" calcext:value-type="float">
            <text:p>14,61</text:p>
          </table:table-cell>
          <table:table-cell table:style-name="ce35" table:formula="of:=[.D199]/985000" office:value-type="float" office:value="1.24928527918782" calcext:value-type="float">
            <text:p>1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199])" office:value-type="float" office:value="1254035" calcext:value-type="float">
            <text:p>1254035</text:p>
          </table:table-cell>
          <table:table-cell table:style-name="ce31" table:formula="of:=[.L199]/([.N199]/985000)/1024" office:value-type="float" office:value="6.28371616422189" calcext:value-type="float">
            <text:p>6,28</text:p>
          </table:table-cell>
          <table:table-cell table:style-name="ce35" table:formula="of:=[.N199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6f6f</text:p>
          </table:table-cell>
          <table:table-cell table:style-name="ce21" table:formula="of:=HEX2DEC([.C200])" office:value-type="float" office:value="618351" calcext:value-type="float">
            <text:p>618351</text:p>
          </table:table-cell>
          <table:table-cell table:style-name="ce31" table:formula="of:=[.B200]/([.D200]/985000)/1024" office:value-type="float" office:value="10.1581445297655" calcext:value-type="float">
            <text:p>10,16</text:p>
          </table:table-cell>
          <table:table-cell table:style-name="ce35" table:formula="of:=[.D200]/985000" office:value-type="float" office:value="0.627767512690355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0])" office:value-type="float" office:value="1254356" calcext:value-type="float">
            <text:p>1254356</text:p>
          </table:table-cell>
          <table:table-cell table:style-name="ce31" table:formula="of:=[.L200]/([.N200]/985000)/1024" office:value-type="float" office:value="6.28210810965946" calcext:value-type="float">
            <text:p>6,28</text:p>
          </table:table-cell>
          <table:table-cell table:style-name="ce35" table:formula="of:=[.N200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8ed7</text:p>
          </table:table-cell>
          <table:table-cell table:style-name="ce21" table:formula="of:=HEX2DEC([.C201])" office:value-type="float" office:value="1740503" calcext:value-type="float">
            <text:p>1740503</text:p>
          </table:table-cell>
          <table:table-cell table:style-name="ce31" table:formula="of:=[.B201]/([.D201]/985000)/1024" office:value-type="float" office:value="8.77299483432376" calcext:value-type="float">
            <text:p>8,77</text:p>
          </table:table-cell>
          <table:table-cell table:style-name="ce35" table:formula="of:=[.D201]/985000" office:value-type="float" office:value="1.76700812182741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1])" office:value-type="float" office:value="1344334" calcext:value-type="float">
            <text:p>1344334</text:p>
          </table:table-cell>
          <table:table-cell table:style-name="ce31" table:formula="of:=[.L201]/([.N201]/985000)/1024" office:value-type="float" office:value="5.86163855113387" calcext:value-type="float">
            <text:p>5,86</text:p>
          </table:table-cell>
          <table:table-cell table:style-name="ce35" table:formula="of:=[.N201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9aa9</text:p>
          </table:table-cell>
          <table:table-cell table:style-name="ce21" table:formula="of:=HEX2DEC([.C202])" office:value-type="float" office:value="1022633" calcext:value-type="float">
            <text:p>1022633</text:p>
          </table:table-cell>
          <table:table-cell table:style-name="ce31" table:formula="of:=[.B202]/([.D202]/985000)/1024" office:value-type="float" office:value="6.64457428764767" calcext:value-type="float">
            <text:p>6,64</text:p>
          </table:table-cell>
          <table:table-cell table:style-name="ce35" table:formula="of:=[.D202]/985000" office:value-type="float" office:value="1.03820609137056" calcext:value-type="float">
            <text:p>1,0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2])" office:value-type="float" office:value="1326312" calcext:value-type="float">
            <text:p>1326312</text:p>
          </table:table-cell>
          <table:table-cell table:style-name="ce31" table:formula="of:=[.L202]/([.N202]/985000)/1024" office:value-type="float" office:value="5.94128681637503" calcext:value-type="float">
            <text:p>5,94</text:p>
          </table:table-cell>
          <table:table-cell table:style-name="ce35" table:formula="of:=[.N202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c352</text:p>
          </table:table-cell>
          <table:table-cell table:style-name="ce21" table:formula="of:=HEX2DEC([.C203])" office:value-type="float" office:value="377682" calcext:value-type="float">
            <text:p>377682</text:p>
          </table:table-cell>
          <table:table-cell table:style-name="ce31" table:formula="of:=[.B203]/([.D203]/985000)/1024" office:value-type="float" office:value="4.4596023200404" calcext:value-type="float">
            <text:p>4,46</text:p>
          </table:table-cell>
          <table:table-cell table:style-name="ce35" table:formula="of:=[.D203]/985000" office:value-type="float" office:value="0.38343350253807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3])" office:value-type="float" office:value="1168590" calcext:value-type="float">
            <text:p>1168590</text:p>
          </table:table-cell>
          <table:table-cell table:style-name="ce31" table:formula="of:=[.L203]/([.N203]/985000)/1024" office:value-type="float" office:value="6.7431691183392" calcext:value-type="float">
            <text:p>6,74</text:p>
          </table:table-cell>
          <table:table-cell table:style-name="ce35" table:formula="of:=[.N203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e30</text:p>
          </table:table-cell>
          <table:table-cell table:style-name="ce21" table:formula="of:=HEX2DEC([.C204])" office:value-type="float" office:value="245296" calcext:value-type="float">
            <text:p>245296</text:p>
          </table:table-cell>
          <table:table-cell table:style-name="ce31" table:formula="of:=[.B204]/([.D204]/985000)/1024" office:value-type="float" office:value="5.02728877814966" calcext:value-type="float">
            <text:p>5,03</text:p>
          </table:table-cell>
          <table:table-cell table:style-name="ce35" table:formula="of:=[.D204]/985000" office:value-type="float" office:value="0.249031472081218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4])" office:value-type="float" office:value="1214349" calcext:value-type="float">
            <text:p>1214349</text:p>
          </table:table-cell>
          <table:table-cell table:style-name="ce31" table:formula="of:=[.L204]/([.N204]/985000)/1024" office:value-type="float" office:value="6.48907356945985" calcext:value-type="float">
            <text:p>6,49</text:p>
          </table:table-cell>
          <table:table-cell table:style-name="ce35" table:formula="of:=[.N204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bf7d</text:p>
          </table:table-cell>
          <table:table-cell table:style-name="ce21" table:formula="of:=HEX2DEC([.C205])" office:value-type="float" office:value="835453" calcext:value-type="float">
            <text:p>835453</text:p>
          </table:table-cell>
          <table:table-cell table:style-name="ce31" table:formula="of:=[.B205]/([.D205]/985000)/1024" office:value-type="float" office:value="8.25531038625153" calcext:value-type="float">
            <text:p>8,26</text:p>
          </table:table-cell>
          <table:table-cell table:style-name="ce35" table:formula="of:=[.D205]/985000" office:value-type="float" office:value="0.848175634517766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5])" office:value-type="float" office:value="1423915" calcext:value-type="float">
            <text:p>1423915</text:p>
          </table:table-cell>
          <table:table-cell table:style-name="ce31" table:formula="of:=[.L205]/([.N205]/985000)/1024" office:value-type="float" office:value="5.53403819750477" calcext:value-type="float">
            <text:p>5,53</text:p>
          </table:table-cell>
          <table:table-cell table:style-name="ce35" table:formula="of:=[.N205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3ae2</text:p>
          </table:table-cell>
          <table:table-cell table:style-name="ce21" table:formula="of:=HEX2DEC([.C206])" office:value-type="float" office:value="1063650" calcext:value-type="float">
            <text:p>1063650</text:p>
          </table:table-cell>
          <table:table-cell table:style-name="ce31" table:formula="of:=[.B206]/([.D206]/985000)/1024" office:value-type="float" office:value="6.33227308383867" calcext:value-type="float">
            <text:p>6,33</text:p>
          </table:table-cell>
          <table:table-cell table:style-name="ce35" table:formula="of:=[.D206]/985000" office:value-type="float" office:value="1.07984771573604" calcext:value-type="float">
            <text:p>1,0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06])" office:value-type="float" office:value="1372327" calcext:value-type="float">
            <text:p>1372327</text:p>
          </table:table-cell>
          <table:table-cell table:style-name="ce31" table:formula="of:=[.L206]/([.N206]/985000)/1024" office:value-type="float" office:value="5.74207167825161" calcext:value-type="float">
            <text:p>5,74</text:p>
          </table:table-cell>
          <table:table-cell table:style-name="ce35" table:formula="of:=[.N206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c300</text:p>
          </table:table-cell>
          <table:table-cell table:style-name="ce21" table:formula="of:=HEX2DEC([.C207])" office:value-type="float" office:value="1753856" calcext:value-type="float">
            <text:p>1753856</text:p>
          </table:table-cell>
          <table:table-cell table:style-name="ce31" table:formula="of:=[.B207]/([.D207]/985000)/1024" office:value-type="float" office:value="8.1445818973308" calcext:value-type="float">
            <text:p>8,14</text:p>
          </table:table-cell>
          <table:table-cell table:style-name="ce35" table:formula="of:=[.D207]/985000" office:value-type="float" office:value="1.78056446700508" calcext:value-type="float">
            <text:p>1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07])" office:value-type="float" office:value="1251269" calcext:value-type="float">
            <text:p>1251269</text:p>
          </table:table-cell>
          <table:table-cell table:style-name="ce31" table:formula="of:=[.L207]/([.N207]/985000)/1024" office:value-type="float" office:value="6.29760666970891" calcext:value-type="float">
            <text:p>6,30</text:p>
          </table:table-cell>
          <table:table-cell table:style-name="ce35" table:formula="of:=[.N207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90ae</text:p>
          </table:table-cell>
          <table:table-cell table:style-name="ce21" table:formula="of:=HEX2DEC([.C208])" office:value-type="float" office:value="626862" calcext:value-type="float">
            <text:p>626862</text:p>
          </table:table-cell>
          <table:table-cell table:style-name="ce31" table:formula="of:=[.B208]/([.D208]/985000)/1024" office:value-type="float" office:value="7.07400325450418" calcext:value-type="float">
            <text:p>7,07</text:p>
          </table:table-cell>
          <table:table-cell table:style-name="ce35" table:formula="of:=[.D208]/985000" office:value-type="float" office:value="0.636408121827411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08])" office:value-type="float" office:value="1255388" calcext:value-type="float">
            <text:p>1255388</text:p>
          </table:table-cell>
          <table:table-cell table:style-name="ce31" table:formula="of:=[.L208]/([.N208]/985000)/1024" office:value-type="float" office:value="6.27694386118077" calcext:value-type="float">
            <text:p>6,28</text:p>
          </table:table-cell>
          <table:table-cell table:style-name="ce35" table:formula="of:=[.N208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07e86</text:p>
          </table:table-cell>
          <table:table-cell table:style-name="ce21" table:formula="of:=HEX2DEC([.C209])" office:value-type="float" office:value="1080966" calcext:value-type="float">
            <text:p>1080966</text:p>
          </table:table-cell>
          <table:table-cell table:style-name="ce31" table:formula="of:=[.B209]/([.D209]/985000)/1024" office:value-type="float" office:value="14.4967945265508" calcext:value-type="float">
            <text:p>14,50</text:p>
          </table:table-cell>
          <table:table-cell table:style-name="ce35" table:formula="of:=[.D209]/985000" office:value-type="float" office:value="1.09742741116751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09])" office:value-type="float" office:value="1397042" calcext:value-type="float">
            <text:p>1397042</text:p>
          </table:table-cell>
          <table:table-cell table:style-name="ce31" table:formula="of:=[.L209]/([.N209]/985000)/1024" office:value-type="float" office:value="5.64048897599356" calcext:value-type="float">
            <text:p>5,64</text:p>
          </table:table-cell>
          <table:table-cell table:style-name="ce35" table:formula="of:=[.N209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58e8</text:p>
          </table:table-cell>
          <table:table-cell table:style-name="ce21" table:formula="of:=HEX2DEC([.C210])" office:value-type="float" office:value="350440" calcext:value-type="float">
            <text:p>350440</text:p>
          </table:table-cell>
          <table:table-cell table:style-name="ce31" table:formula="of:=[.B210]/([.D210]/985000)/1024" office:value-type="float" office:value="4.19691416950833" calcext:value-type="float">
            <text:p>4,20</text:p>
          </table:table-cell>
          <table:table-cell table:style-name="ce35" table:formula="of:=[.D210]/985000" office:value-type="float" office:value="0.355776649746193" calcext:value-type="float">
            <text:p>0,3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0])" office:value-type="float" office:value="1265819" calcext:value-type="float">
            <text:p>1265819</text:p>
          </table:table-cell>
          <table:table-cell table:style-name="ce31" table:formula="of:=[.L210]/([.N210]/985000)/1024" office:value-type="float" office:value="6.22521861340365" calcext:value-type="float">
            <text:p>6,23</text:p>
          </table:table-cell>
          <table:table-cell table:style-name="ce35" table:formula="of:=[.N210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63a</text:p>
          </table:table-cell>
          <table:table-cell table:style-name="ce21" table:formula="of:=HEX2DEC([.C211])" office:value-type="float" office:value="652858" calcext:value-type="float">
            <text:p>652858</text:p>
          </table:table-cell>
          <table:table-cell table:style-name="ce31" table:formula="of:=[.B211]/([.D211]/985000)/1024" office:value-type="float" office:value="9.80982668225709" calcext:value-type="float">
            <text:p>9,81</text:p>
          </table:table-cell>
          <table:table-cell table:style-name="ce35" table:formula="of:=[.D211]/985000" office:value-type="float" office:value="0.6628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1])" office:value-type="float" office:value="1273011" calcext:value-type="float">
            <text:p>1273011</text:p>
          </table:table-cell>
          <table:table-cell table:style-name="ce31" table:formula="of:=[.L211]/([.N211]/985000)/1024" office:value-type="float" office:value="6.1900486327298" calcext:value-type="float">
            <text:p>6,19</text:p>
          </table:table-cell>
          <table:table-cell table:style-name="ce35" table:formula="of:=[.N211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31ea</text:p>
          </table:table-cell>
          <table:table-cell table:style-name="ce21" table:formula="of:=HEX2DEC([.C212])" office:value-type="float" office:value="930282" calcext:value-type="float">
            <text:p>930282</text:p>
          </table:table-cell>
          <table:table-cell table:style-name="ce31" table:formula="of:=[.B212]/([.D212]/985000)/1024" office:value-type="float" office:value="8.20791311465233" calcext:value-type="float">
            <text:p>8,21</text:p>
          </table:table-cell>
          <table:table-cell table:style-name="ce35" table:formula="of:=[.D212]/985000" office:value-type="float" office:value="0.944448730964467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2])" office:value-type="float" office:value="1200072" calcext:value-type="float">
            <text:p>1200072</text:p>
          </table:table-cell>
          <table:table-cell table:style-name="ce31" table:formula="of:=[.L212]/([.N212]/985000)/1024" office:value-type="float" office:value="6.56627269030525" calcext:value-type="float">
            <text:p>6,57</text:p>
          </table:table-cell>
          <table:table-cell table:style-name="ce35" table:formula="of:=[.N212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5069</text:p>
          </table:table-cell>
          <table:table-cell table:style-name="ce21" table:formula="of:=HEX2DEC([.C213])" office:value-type="float" office:value="1790057" calcext:value-type="float">
            <text:p>1790057</text:p>
          </table:table-cell>
          <table:table-cell table:style-name="ce31" table:formula="of:=[.B213]/([.D213]/985000)/1024" office:value-type="float" office:value="8.58763080327191" calcext:value-type="float">
            <text:p>8,59</text:p>
          </table:table-cell>
          <table:table-cell table:style-name="ce35" table:formula="of:=[.D213]/985000" office:value-type="float" office:value="1.81731675126904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3])" office:value-type="float" office:value="1222739" calcext:value-type="float">
            <text:p>1222739</text:p>
          </table:table-cell>
          <table:table-cell table:style-name="ce31" table:formula="of:=[.L213]/([.N213]/985000)/1024" office:value-type="float" office:value="6.44454785526592" calcext:value-type="float">
            <text:p>6,44</text:p>
          </table:table-cell>
          <table:table-cell table:style-name="ce35" table:formula="of:=[.N213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7ea8</text:p>
          </table:table-cell>
          <table:table-cell table:style-name="ce21" table:formula="of:=HEX2DEC([.C214])" office:value-type="float" office:value="949928" calcext:value-type="float">
            <text:p>949928</text:p>
          </table:table-cell>
          <table:table-cell table:style-name="ce31" table:formula="of:=[.B214]/([.D214]/985000)/1024" office:value-type="float" office:value="10.3712321650957" calcext:value-type="float">
            <text:p>10,37</text:p>
          </table:table-cell>
          <table:table-cell table:style-name="ce35" table:formula="of:=[.D214]/985000" office:value-type="float" office:value="0.964393908629442" calcext:value-type="float">
            <text:p>0,96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4])" office:value-type="float" office:value="1226047" calcext:value-type="float">
            <text:p>1226047</text:p>
          </table:table-cell>
          <table:table-cell table:style-name="ce31" table:formula="of:=[.L214]/([.N214]/985000)/1024" office:value-type="float" office:value="6.42715980708733" calcext:value-type="float">
            <text:p>6,43</text:p>
          </table:table-cell>
          <table:table-cell table:style-name="ce35" table:formula="of:=[.N214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047350" calcext:value-type="float">
            <text:p>20047350</text:p>
          </table:table-cell>
          <table:table-cell table:style-name="ce32" table:formula="of:=[.B215]/([.D215]/985000)/1024" office:value-type="float" office:value="9.15589738754436" calcext:value-type="float">
            <text:p>9,16</text:p>
          </table:table-cell>
          <table:table-cell table:style-name="ce36" table:formula="of:=[.D215]/985000" office:value-type="float" office:value="20.3526395939086" calcext:value-type="float">
            <text:p>20,35</text:p>
          </table:table-cell>
          <table:table-cell table:style-name="ce95" table:formula="of:=([.E215]-[.E44])/[.E44]*100" office:value-type="float" office:value="2.6356800275348" calcext:value-type="float">
            <text:p>2,64</text:p>
          </table:table-cell>
          <table:table-cell table:style-name="ce95" table:formula="of:=([.E215]-[.O44])/[.O44]*100" office:value-type="float" office:value="13.6068358162051" calcext:value-type="float">
            <text:p>13,61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283560" calcext:value-type="float">
            <text:p>23283560</text:p>
          </table:table-cell>
          <table:table-cell table:style-name="ce32" table:formula="of:=[.L215]/([.N215]/985000)/1024" office:value-type="float" office:value="6.09185193329542" calcext:value-type="float">
            <text:p>6,09</text:p>
          </table:table-cell>
          <table:table-cell table:style-name="ce36" table:formula="of:=[.N215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0])" office:value-type="float" office:value="2050115" calcext:value-type="float">
            <text:p>2050115</text:p>
          </table:table-cell>
          <table:table-cell table:style-name="ce31" table:formula="of:=[.L220]/([.N220]/985000)/1024" office:value-type="float" office:value="8.07868647764882" calcext:value-type="float">
            <text:p>8,08</text:p>
          </table:table-cell>
          <table:table-cell table:style-name="ce35" table:formula="of:=[.N220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1])" office:value-type="float" office:value="2014797" calcext:value-type="float">
            <text:p>2014797</text:p>
          </table:table-cell>
          <table:table-cell table:style-name="ce31" table:formula="of:=[.L221]/([.N221]/985000)/1024" office:value-type="float" office:value="8.22030027249643" calcext:value-type="float">
            <text:p>8,22</text:p>
          </table:table-cell>
          <table:table-cell table:style-name="ce35" table:formula="of:=[.N221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22])" office:value-type="float" office:value="2032386" calcext:value-type="float">
            <text:p>2032386</text:p>
          </table:table-cell>
          <table:table-cell table:style-name="ce31" table:formula="of:=[.L222]/([.N222]/985000)/1024" office:value-type="float" office:value="8.14915883504659" calcext:value-type="float">
            <text:p>8,15</text:p>
          </table:table-cell>
          <table:table-cell table:style-name="ce35" table:formula="of:=[.N222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23])" office:value-type="float" office:value="2058025" calcext:value-type="float">
            <text:p>2058025</text:p>
          </table:table-cell>
          <table:table-cell table:style-name="ce31" table:formula="of:=[.L223]/([.N223]/985000)/1024" office:value-type="float" office:value="8.04763612109911" calcext:value-type="float">
            <text:p>8,05</text:p>
          </table:table-cell>
          <table:table-cell table:style-name="ce35" table:formula="of:=[.N223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24])" office:value-type="float" office:value="2107330" calcext:value-type="float">
            <text:p>2107330</text:p>
          </table:table-cell>
          <table:table-cell table:style-name="ce31" table:formula="of:=[.L224]/([.N224]/985000)/1024" office:value-type="float" office:value="7.85934634258754" calcext:value-type="float">
            <text:p>7,86</text:p>
          </table:table-cell>
          <table:table-cell table:style-name="ce35" table:formula="of:=[.N224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25])" office:value-type="float" office:value="2083005" calcext:value-type="float">
            <text:p>2083005</text:p>
          </table:table-cell>
          <table:table-cell table:style-name="ce31" table:formula="of:=[.L225]/([.N225]/985000)/1024" office:value-type="float" office:value="7.95112653504192" calcext:value-type="float">
            <text:p>7,95</text:p>
          </table:table-cell>
          <table:table-cell table:style-name="ce35" table:formula="of:=[.N225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26])" office:value-type="float" office:value="2070141" calcext:value-type="float">
            <text:p>2070141</text:p>
          </table:table-cell>
          <table:table-cell table:style-name="ce31" table:formula="of:=[.L226]/([.N226]/985000)/1024" office:value-type="float" office:value="8.00053538774653" calcext:value-type="float">
            <text:p>8,00</text:p>
          </table:table-cell>
          <table:table-cell table:style-name="ce35" table:formula="of:=[.N226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27])" office:value-type="float" office:value="2070589" calcext:value-type="float">
            <text:p>2070589</text:p>
          </table:table-cell>
          <table:table-cell table:style-name="ce31" table:formula="of:=[.L227]/([.N227]/985000)/1024" office:value-type="float" office:value="7.99880436345648" calcext:value-type="float">
            <text:p>8,00</text:p>
          </table:table-cell>
          <table:table-cell table:style-name="ce35" table:formula="of:=[.N227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28])" office:value-type="float" office:value="2106509" calcext:value-type="float">
            <text:p>2106509</text:p>
          </table:table-cell>
          <table:table-cell table:style-name="ce31" table:formula="of:=[.L228]/([.N228]/985000)/1024" office:value-type="float" office:value="7.86240947849024" calcext:value-type="float">
            <text:p>7,86</text:p>
          </table:table-cell>
          <table:table-cell table:style-name="ce35" table:formula="of:=[.N228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29])" office:value-type="float" office:value="1827905" calcext:value-type="float">
            <text:p>1827905</text:p>
          </table:table-cell>
          <table:table-cell table:style-name="ce31" table:formula="of:=[.L229]/([.N229]/985000)/1024" office:value-type="float" office:value="9.06077521978713" calcext:value-type="float">
            <text:p>9,06</text:p>
          </table:table-cell>
          <table:table-cell table:style-name="ce35" table:formula="of:=[.N229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0])" office:value-type="float" office:value="1834584" calcext:value-type="float">
            <text:p>1834584</text:p>
          </table:table-cell>
          <table:table-cell table:style-name="ce31" table:formula="of:=[.L230]/([.N230]/985000)/1024" office:value-type="float" office:value="9.02778849489857" calcext:value-type="float">
            <text:p>9,03</text:p>
          </table:table-cell>
          <table:table-cell table:style-name="ce35" table:formula="of:=[.N230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1])" office:value-type="float" office:value="1877766" calcext:value-type="float">
            <text:p>1877766</text:p>
          </table:table-cell>
          <table:table-cell table:style-name="ce31" table:formula="of:=[.L231]/([.N231]/985000)/1024" office:value-type="float" office:value="8.82018117706093" calcext:value-type="float">
            <text:p>8,82</text:p>
          </table:table-cell>
          <table:table-cell table:style-name="ce35" table:formula="of:=[.N231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32])" office:value-type="float" office:value="1903992" calcext:value-type="float">
            <text:p>1903992</text:p>
          </table:table-cell>
          <table:table-cell table:style-name="ce31" table:formula="of:=[.L232]/([.N232]/985000)/1024" office:value-type="float" office:value="8.69869008279709" calcext:value-type="float">
            <text:p>8,70</text:p>
          </table:table-cell>
          <table:table-cell table:style-name="ce35" table:formula="of:=[.N232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33])" office:value-type="float" office:value="2100387" calcext:value-type="float">
            <text:p>2100387</text:p>
          </table:table-cell>
          <table:table-cell table:style-name="ce31" table:formula="of:=[.L233]/([.N233]/985000)/1024" office:value-type="float" office:value="7.88532605092538" calcext:value-type="float">
            <text:p>7,89</text:p>
          </table:table-cell>
          <table:table-cell table:style-name="ce35" table:formula="of:=[.N233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34])" office:value-type="float" office:value="1892112" calcext:value-type="float">
            <text:p>1892112</text:p>
          </table:table-cell>
          <table:table-cell table:style-name="ce31" table:formula="of:=[.L234]/([.N234]/985000)/1024" office:value-type="float" office:value="8.75330653160331" calcext:value-type="float">
            <text:p>8,75</text:p>
          </table:table-cell>
          <table:table-cell table:style-name="ce35" table:formula="of:=[.N234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/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E238]-[.O21])/[.O21]*100" office:value-type="float" office:value="21.9020994785754" calcext:value-type="float">
            <text:p>21,90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0:.L237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0:.N237])" office:value-type="float" office:value="30029643" calcext:value-type="float">
            <text:p>30029643</text:p>
          </table:table-cell>
          <table:table-cell table:style-name="ce32" table:formula="of:=[.L238]/([.N238]/985000)/1024" office:value-type="float" office:value="8.27294366842373" calcext:value-type="float">
            <text:p>8,27</text:p>
          </table:table-cell>
          <table:table-cell table:style-name="ce36" table:formula="of:=[.N238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146f99</text:p>
          </table:table-cell>
          <table:table-cell table:style-name="ce21" table:formula="of:=HEX2DEC([.C243])" office:value-type="float" office:value="1339289" calcext:value-type="float">
            <text:p>1339289</text:p>
          </table:table-cell>
          <table:table-cell table:style-name="ce31" table:formula="of:=[.B243]/([.D243]/985000)/1024" office:value-type="float" office:value="2.07280428972014" calcext:value-type="float">
            <text:p>2,07</text:p>
          </table:table-cell>
          <table:table-cell table:style-name="ce35" table:formula="of:=[.D243]/985000" office:value-type="float" office:value="1.35968426395939" calcext:value-type="float">
            <text:p>1,36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515a2e</text:p>
          </table:table-cell>
          <table:table-cell table:style-name="ce21" table:formula="of:=HEX2DEC([.C244])" office:value-type="float" office:value="5331502" calcext:value-type="float">
            <text:p>5331502</text:p>
          </table:table-cell>
          <table:table-cell table:style-name="ce31" table:formula="of:=[.B244]/([.D244]/985000)/1024" office:value-type="float" office:value="3.93082881328517" calcext:value-type="float">
            <text:p>3,93</text:p>
          </table:table-cell>
          <table:table-cell table:style-name="ce35" table:formula="of:=[.D244]/985000" office:value-type="float" office:value="5.4126923857868" calcext:value-type="float">
            <text:p>5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93878</text:p>
          </table:table-cell>
          <table:table-cell table:style-name="ce21" table:formula="of:=HEX2DEC([.C245])" office:value-type="float" office:value="1652856" calcext:value-type="float">
            <text:p>1652856</text:p>
          </table:table-cell>
          <table:table-cell table:style-name="ce31" table:formula="of:=[.B245]/([.D245]/985000)/1024" office:value-type="float" office:value="2.78880446179219" calcext:value-type="float">
            <text:p>2,79</text:p>
          </table:table-cell>
          <table:table-cell table:style-name="ce35" table:formula="of:=[.D245]/985000" office:value-type="float" office:value="1.67802639593909" calcext:value-type="float">
            <text:p>1,6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9aad3</text:p>
          </table:table-cell>
          <table:table-cell table:style-name="ce21" table:formula="of:=HEX2DEC([.C246])" office:value-type="float" office:value="633555" calcext:value-type="float">
            <text:p>633555</text:p>
          </table:table-cell>
          <table:table-cell table:style-name="ce31" table:formula="of:=[.B246]/([.D246]/985000)/1024" office:value-type="float" office:value="3.91868140147659" calcext:value-type="float">
            <text:p>3,92</text:p>
          </table:table-cell>
          <table:table-cell table:style-name="ce35" table:formula="of:=[.D246]/985000" office:value-type="float" office:value="0.643203045685279" calcext:value-type="float">
            <text:p>0,6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22d4ac</text:p>
          </table:table-cell>
          <table:table-cell table:style-name="ce21" table:formula="of:=HEX2DEC([.C247])" office:value-type="float" office:value="2282668" calcext:value-type="float">
            <text:p>2282668</text:p>
          </table:table-cell>
          <table:table-cell table:style-name="ce31" table:formula="of:=[.B247]/([.D247]/985000)/1024" office:value-type="float" office:value="4.21862560814253" calcext:value-type="float">
            <text:p>4,22</text:p>
          </table:table-cell>
          <table:table-cell table:style-name="ce35" table:formula="of:=[.D247]/985000" office:value-type="float" office:value="2.31742944162437" calcext:value-type="float">
            <text:p>2,3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143062</text:p>
          </table:table-cell>
          <table:table-cell table:style-name="ce21" table:formula="of:=HEX2DEC([.C248])" office:value-type="float" office:value="1323106" calcext:value-type="float">
            <text:p>1323106</text:p>
          </table:table-cell>
          <table:table-cell table:style-name="ce31" table:formula="of:=[.B248]/([.D248]/985000)/1024" office:value-type="float" office:value="3.24392795957013" calcext:value-type="float">
            <text:p>3,24</text:p>
          </table:table-cell>
          <table:table-cell table:style-name="ce35" table:formula="of:=[.D248]/985000" office:value-type="float" office:value="1.34325482233503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5faf4</text:p>
          </table:table-cell>
          <table:table-cell table:style-name="ce21" table:formula="of:=HEX2DEC([.C249])" office:value-type="float" office:value="391924" calcext:value-type="float">
            <text:p>391924</text:p>
          </table:table-cell>
          <table:table-cell table:style-name="ce31" table:formula="of:=[.B249]/([.D249]/985000)/1024" office:value-type="float" office:value="2.86666707065656" calcext:value-type="float">
            <text:p>2,87</text:p>
          </table:table-cell>
          <table:table-cell table:style-name="ce35" table:formula="of:=[.D249]/985000" office:value-type="float" office:value="0.397892385786802" calcext:value-type="float">
            <text:p>0,4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de0f</text:p>
          </table:table-cell>
          <table:table-cell table:style-name="ce21" table:formula="of:=HEX2DEC([.C250])" office:value-type="float" office:value="187919" calcext:value-type="float">
            <text:p>187919</text:p>
          </table:table-cell>
          <table:table-cell table:style-name="ce31" table:formula="of:=[.B250]/([.D250]/985000)/1024" office:value-type="float" office:value="2.47236571175613" calcext:value-type="float">
            <text:p>2,47</text:p>
          </table:table-cell>
          <table:table-cell table:style-name="ce35" table:formula="of:=[.D250]/985000" office:value-type="float" office:value="0.190780710659898" calcext:value-type="float">
            <text:p>0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11d9a9</text:p>
          </table:table-cell>
          <table:table-cell table:style-name="ce21" table:formula="of:=HEX2DEC([.C251])" office:value-type="float" office:value="1169833" calcext:value-type="float">
            <text:p>1169833</text:p>
          </table:table-cell>
          <table:table-cell table:style-name="ce31" table:formula="of:=[.B251]/([.D251]/985000)/1024" office:value-type="float" office:value="2.96755849045334" calcext:value-type="float">
            <text:p>2,97</text:p>
          </table:table-cell>
          <table:table-cell table:style-name="ce35" table:formula="of:=[.D251]/985000" office:value-type="float" office:value="1.18764771573604" calcext:value-type="float">
            <text:p>1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14c1db</text:p>
          </table:table-cell>
          <table:table-cell table:style-name="ce21" table:formula="of:=HEX2DEC([.C252])" office:value-type="float" office:value="1360347" calcext:value-type="float">
            <text:p>1360347</text:p>
          </table:table-cell>
          <table:table-cell table:style-name="ce31" table:formula="of:=[.B252]/([.D252]/985000)/1024" office:value-type="float" office:value="2.63044672609268" calcext:value-type="float">
            <text:p>2,63</text:p>
          </table:table-cell>
          <table:table-cell table:style-name="ce35" table:formula="of:=[.D252]/985000" office:value-type="float" office:value="1.38106294416244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249c32</text:p>
          </table:table-cell>
          <table:table-cell table:style-name="ce21" table:formula="of:=HEX2DEC([.C253])" office:value-type="float" office:value="2399282" calcext:value-type="float">
            <text:p>2399282</text:p>
          </table:table-cell>
          <table:table-cell table:style-name="ce31" table:formula="of:=[.B253]/([.D253]/985000)/1024" office:value-type="float" office:value="4.03403155480473" calcext:value-type="float">
            <text:p>4,03</text:p>
          </table:table-cell>
          <table:table-cell table:style-name="ce35" table:formula="of:=[.D253]/985000" office:value-type="float" office:value="2.4358192893401" calcext:value-type="float">
            <text:p>2,4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b87aa</text:p>
          </table:table-cell>
          <table:table-cell table:style-name="ce21" table:formula="of:=HEX2DEC([.C254])" office:value-type="float" office:value="755626" calcext:value-type="float">
            <text:p>755626</text:p>
          </table:table-cell>
          <table:table-cell table:style-name="ce31" table:formula="of:=[.B254]/([.D254]/985000)/1024" office:value-type="float" office:value="3.15450109826157" calcext:value-type="float">
            <text:p>3,15</text:p>
          </table:table-cell>
          <table:table-cell table:style-name="ce35" table:formula="of:=[.D254]/985000" office:value-type="float" office:value="0.767132994923858" calcext:value-type="float">
            <text:p>0,7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14bd03</text:p>
          </table:table-cell>
          <table:table-cell table:style-name="ce21" table:formula="of:=HEX2DEC([.C255])" office:value-type="float" office:value="1359107" calcext:value-type="float">
            <text:p>1359107</text:p>
          </table:table-cell>
          <table:table-cell table:style-name="ce31" table:formula="of:=[.B255]/([.D255]/985000)/1024" office:value-type="float" office:value="2.8090775149142" calcext:value-type="float">
            <text:p>2,81</text:p>
          </table:table-cell>
          <table:table-cell table:style-name="ce35" table:formula="of:=[.D255]/985000" office:value-type="float" office:value="1.37980406091371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51a4</text:p>
          </table:table-cell>
          <table:table-cell table:style-name="ce21" table:formula="of:=HEX2DEC([.C256])" office:value-type="float" office:value="217508" calcext:value-type="float">
            <text:p>217508</text:p>
          </table:table-cell>
          <table:table-cell table:style-name="ce31" table:formula="of:=[.B256]/([.D256]/985000)/1024" office:value-type="float" office:value="3.83866987076337" calcext:value-type="float">
            <text:p>3,84</text:p>
          </table:table-cell>
          <table:table-cell table:style-name="ce35" table:formula="of:=[.D256]/985000" office:value-type="float" office:value="0.220820304568528" calcext:value-type="float">
            <text:p>0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c10a6</text:p>
          </table:table-cell>
          <table:table-cell table:style-name="ce21" table:formula="of:=HEX2DEC([.C257])" office:value-type="float" office:value="790694" calcext:value-type="float">
            <text:p>790694</text:p>
          </table:table-cell>
          <table:table-cell table:style-name="ce31" table:formula="of:=[.B257]/([.D257]/985000)/1024" office:value-type="float" office:value="2.085156461444" calcext:value-type="float">
            <text:p>2,09</text:p>
          </table:table-cell>
          <table:table-cell table:style-name="ce35" table:formula="of:=[.D257]/985000" office:value-type="float" office:value="0.802735025380711" calcext:value-type="float">
            <text:p>0,8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131112</text:p>
          </table:table-cell>
          <table:table-cell table:style-name="ce21" table:formula="of:=HEX2DEC([.C258])" office:value-type="float" office:value="1249554" calcext:value-type="float">
            <text:p>1249554</text:p>
          </table:table-cell>
          <table:table-cell table:style-name="ce31" table:formula="of:=[.B258]/([.D258]/985000)/1024" office:value-type="float" office:value="2.69124148496183" calcext:value-type="float">
            <text:p>2,69</text:p>
          </table:table-cell>
          <table:table-cell table:style-name="ce35" table:formula="of:=[.D258]/985000" office:value-type="float" office:value="1.26858274111675" calcext:value-type="float">
            <text:p>1,2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295f4e</text:p>
          </table:table-cell>
          <table:table-cell table:style-name="ce21" table:formula="of:=HEX2DEC([.C259])" office:value-type="float" office:value="2711374" calcext:value-type="float">
            <text:p>2711374</text:p>
          </table:table-cell>
          <table:table-cell table:style-name="ce31" table:formula="of:=[.B259]/([.D259]/985000)/1024" office:value-type="float" office:value="3.75098285327384" calcext:value-type="float">
            <text:p>3,75</text:p>
          </table:table-cell>
          <table:table-cell table:style-name="ce35" table:formula="of:=[.D259]/985000" office:value-type="float" office:value="2.75266395939086" calcext:value-type="float">
            <text:p>2,7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12fcfe</text:p>
          </table:table-cell>
          <table:table-cell table:style-name="ce21" table:formula="of:=HEX2DEC([.C260])" office:value-type="float" office:value="1244414" calcext:value-type="float">
            <text:p>1244414</text:p>
          </table:table-cell>
          <table:table-cell table:style-name="ce31" table:formula="of:=[.B260]/([.D260]/985000)/1024" office:value-type="float" office:value="3.59747483303386" calcext:value-type="float">
            <text:p>3,60</text:p>
          </table:table-cell>
          <table:table-cell table:style-name="ce35" table:formula="of:=[.D260]/985000" office:value-type="float" office:value="1.26336446700508" calcext:value-type="float">
            <text:p>1,26</text:p>
          </table:table-cell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43:.B260])" office:value-type="float" office:value="93313" calcext:value-type="float">
            <text:p>93313</text:p>
          </table:table-cell>
          <table:table-cell table:style-name="ce28"/>
          <table:table-cell table:style-name="ce22" table:formula="of:=SUM([.D243:.D260])" office:value-type="float" office:value="26400558" calcext:value-type="float">
            <text:p>26400558</text:p>
          </table:table-cell>
          <table:table-cell table:style-name="ce32" table:formula="of:=[.B261]/([.D261]/985000)/1024" office:value-type="float" office:value="3.39989355202502" calcext:value-type="float">
            <text:p>3,40</text:p>
          </table:table-cell>
          <table:table-cell table:style-name="ce36" table:formula="of:=[.D261]/985000" office:value-type="float" office:value="26.8025969543147" calcext:value-type="float">
            <text:p>26,8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31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.00.0000</text:date>, <text:time style:data-style-name="N2" text:time-value="10:03:55.7318233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3-23T10:12:52.021825073</dc:date>
    <meta:editing-duration>P15DT16H30M39S</meta:editing-duration>
    <meta:editing-cycles>191</meta:editing-cycles>
    <meta:generator>LibreOffice/6.4.7.2$Linux_X86_64 LibreOffice_project/40$Build-2</meta:generator>
    <meta:document-statistic meta:table-count="1" meta:cell-count="1931" meta:object-count="0"/>
  </office:meta>
</office:document-meta>
</file>